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10000" number:language="fr" number:country="FR">
      <number:number number:min-integer-digits="1"/>
    </number:number-style>
    <style:style style:name="ce1" style:family="table-cell" style:parent-style-name="Default" style:data-style-name="N10106"/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00"/>
    <style:style style:name="ce6" style:family="table-cell" style:parent-style-name="Default" style:data-style-name="N108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00"/>
    <style:style style:name="ce9" style:family="table-cell" style:parent-style-name="Default"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5" table:default-cell-style-name="ce8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>
            <text:p>Study</text:p>
          </table:table-cell>
          <table:table-cell office:value-type="string">
            <text:p>N</text:p>
          </table:table-cell>
          <table:table-cell table:style-name="Default" office:value-type="string">
            <text:p>Correlation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</text:p>
          </table:table-cell>
          <table:table-cell table:style-name="ce7" office:value-type="string">
            <text:p>B&amp;H</text:p>
          </table:table-cell>
          <table:table-cell table:style-name="Default"/>
          <table:table-cell table:style-name="Default" office:value-type="string">
            <text:p>p (triée)</text:p>
          </table:table-cell>
          <table:table-cell table:style-name="Default" office:value-type="string">
            <text:p>FDR Correctio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string">
            <text:p>0.20665944</text:p>
          </table:table-cell>
          <table:table-cell office:value-type="string">
            <text:p>4.952096557</text:p>
          </table:table-cell>
          <table:table-cell office:value-type="string">
            <text:p>0.028080537</text:p>
          </table:table-cell>
          <table:table-cell office:value-type="float" office:value="0.028080537">
            <text:p>0,028081</text:p>
          </table:table-cell>
          <table:table-cell table:formula="of:=IF([.F2]&lt;0.003125;1;0)" office:value-type="float" office:value="0">
            <text:p>0</text:p>
          </table:table-cell>
          <table:table-cell office:value-type="float" office:value="0.00066965">
            <text:p>0,000670</text:p>
          </table:table-cell>
          <table:table-cell table:formula="of:=[.$E$20]*1" office:value-type="float" office:value="0.003125">
            <text:p>0,003125</text:p>
          </table:table-cell>
          <table:table-cell table:formula="of:=IF([.H2]&lt;[.I2];1;0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string">
            <text:p>0.268281292</text:p>
          </table:table-cell>
          <table:table-cell office:value-type="string">
            <text:p>9.229283685</text:p>
          </table:table-cell>
          <table:table-cell office:value-type="string">
            <text:p>0.002927935</text:p>
          </table:table-cell>
          <table:table-cell office:value-type="float" office:value="0.002927935">
            <text:p>0,002928</text:p>
          </table:table-cell>
          <table:table-cell table:formula="of:=IF([.F3]&lt;0.003125;1;0)" office:value-type="float" office:value="1">
            <text:p>1</text:p>
          </table:table-cell>
          <table:table-cell office:value-type="float" office:value="0.002251594">
            <text:p>0,002252</text:p>
          </table:table-cell>
          <table:table-cell table:formula="of:=[.$E$20]*2" office:value-type="float" office:value="0.00625">
            <text:p>0,006250</text:p>
          </table:table-cell>
          <table:table-cell table:formula="of:=IF([.H3]&lt;[.I3];1;0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office:value-type="string">
            <text:p>0.135639839</text:p>
          </table:table-cell>
          <table:table-cell office:value-type="string">
            <text:p>2.192931311</text:p>
          </table:table-cell>
          <table:table-cell office:value-type="string">
            <text:p>0.141333223</text:p>
          </table:table-cell>
          <table:table-cell office:value-type="float" office:value="0.141333223">
            <text:p>0,141333</text:p>
          </table:table-cell>
          <table:table-cell table:formula="of:=IF([.F4]&lt;0.003125;1;0)" office:value-type="float" office:value="0">
            <text:p>0</text:p>
          </table:table-cell>
          <table:table-cell office:value-type="float" office:value="0.002377014">
            <text:p>0,002377</text:p>
          </table:table-cell>
          <table:table-cell table:formula="of:=[.$E$20]*3" office:value-type="float" office:value="0.009375">
            <text:p>0,009375</text:p>
          </table:table-cell>
          <table:table-cell table:formula="of:=IF([.H4]&lt;[.I4];1;0)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office:value-type="string">
            <text:p>0.144233963</text:p>
          </table:table-cell>
          <table:table-cell office:value-type="string">
            <text:p>2.230768428</text:p>
          </table:table-cell>
          <table:table-cell office:value-type="string">
            <text:p>0.138285536</text:p>
          </table:table-cell>
          <table:table-cell office:value-type="float" office:value="0.138285536">
            <text:p>0,138286</text:p>
          </table:table-cell>
          <table:table-cell table:formula="of:=IF([.F5]&lt;0.003125;1;0)" office:value-type="float" office:value="0">
            <text:p>0</text:p>
          </table:table-cell>
          <table:table-cell office:value-type="float" office:value="0.002927935">
            <text:p>0,002928</text:p>
          </table:table-cell>
          <table:table-cell table:formula="of:=[.$E$20]*4" office:value-type="float" office:value="0.0125">
            <text:p>0,012500</text:p>
          </table:table-cell>
          <table:table-cell table:formula="of:=IF([.H5]&lt;[.I5];1;0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string">
            <text:p>0.288032855</text:p>
          </table:table-cell>
          <table:table-cell office:value-type="string">
            <text:p>8.594503059</text:p>
          </table:table-cell>
          <table:table-cell office:value-type="string">
            <text:p>0.004224227</text:p>
          </table:table-cell>
          <table:table-cell office:value-type="float" office:value="0.004224227">
            <text:p>0,004224</text:p>
          </table:table-cell>
          <table:table-cell table:formula="of:=IF([.F6]&lt;0.003125;1;0)" office:value-type="float" office:value="0">
            <text:p>0</text:p>
          </table:table-cell>
          <table:table-cell office:value-type="float" office:value="0.003108697">
            <text:p>0,003109</text:p>
          </table:table-cell>
          <table:table-cell table:formula="of:=[.$E$20]*5" office:value-type="float" office:value="0.015625">
            <text:p>0,015625</text:p>
          </table:table-cell>
          <table:table-cell table:formula="of:=IF([.H6]&lt;[.I6];1;0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string">
            <text:p>0.176069114</text:p>
          </table:table-cell>
          <table:table-cell office:value-type="string">
            <text:p>3.583115064</text:p>
          </table:table-cell>
          <table:table-cell office:value-type="string">
            <text:p>0.060950716</text:p>
          </table:table-cell>
          <table:table-cell office:value-type="float" office:value="0.060950716">
            <text:p>0,060951</text:p>
          </table:table-cell>
          <table:table-cell table:formula="of:=IF([.F7]&lt;0.003125;1;0)" office:value-type="float" office:value="0">
            <text:p>0</text:p>
          </table:table-cell>
          <table:table-cell office:value-type="float" office:value="0.003618165">
            <text:p>0,003618</text:p>
          </table:table-cell>
          <table:table-cell table:formula="of:=[.$E$20]*6" office:value-type="float" office:value="0.01875">
            <text:p>0,018750</text:p>
          </table:table-cell>
          <table:table-cell table:formula="of:=IF([.H7]&lt;[.I7];1;0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  <table:table-cell office:value-type="string">
            <text:p>0.250921979</text:p>
          </table:table-cell>
          <table:table-cell office:value-type="string">
            <text:p>9.675705072</text:p>
          </table:table-cell>
          <table:table-cell office:value-type="string">
            <text:p>0.002251594</text:p>
          </table:table-cell>
          <table:table-cell office:value-type="float" office:value="0.002251594">
            <text:p>0,002252</text:p>
          </table:table-cell>
          <table:table-cell table:formula="of:=IF([.F8]&lt;0.003125;1;0)" office:value-type="float" office:value="1">
            <text:p>1</text:p>
          </table:table-cell>
          <table:table-cell office:value-type="float" office:value="0.004224227">
            <text:p>0,004224</text:p>
          </table:table-cell>
          <table:table-cell table:formula="of:=[.$E$20]*7" office:value-type="float" office:value="0.021875">
            <text:p>0,021875</text:p>
          </table:table-cell>
          <table:table-cell table:formula="of:=IF([.H8]&lt;[.I8];1;0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string">
            <text:p>0.231753705</text:p>
          </table:table-cell>
          <table:table-cell office:value-type="string">
            <text:p>6.470440872</text:p>
          </table:table-cell>
          <table:table-cell office:value-type="string">
            <text:p>0.012307214</text:p>
          </table:table-cell>
          <table:table-cell office:value-type="float" office:value="0.012307214">
            <text:p>0,012307</text:p>
          </table:table-cell>
          <table:table-cell table:formula="of:=IF([.F9]&lt;0.003125;1;0)" office:value-type="float" office:value="0">
            <text:p>0</text:p>
          </table:table-cell>
          <table:table-cell office:value-type="float" office:value="0.012307214">
            <text:p>0,012307</text:p>
          </table:table-cell>
          <table:table-cell table:formula="of:=[.$E$20]*8" office:value-type="float" office:value="0.025">
            <text:p>0,025000</text:p>
          </table:table-cell>
          <table:table-cell table:formula="of:=IF([.H9]&lt;[.I9];1;0)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string">
            <text:p>0.184254575</text:p>
          </table:table-cell>
          <table:table-cell office:value-type="string">
            <text:p>3.725140919</text:p>
          </table:table-cell>
          <table:table-cell office:value-type="string">
            <text:p>0.056271585</text:p>
          </table:table-cell>
          <table:table-cell office:value-type="float" office:value="0.056271585">
            <text:p>0,056272</text:p>
          </table:table-cell>
          <table:table-cell table:formula="of:=IF([.F10]&lt;0.003125;1;0)" office:value-type="float" office:value="0">
            <text:p>0</text:p>
          </table:table-cell>
          <table:table-cell office:value-type="float" office:value="0.028080537">
            <text:p>0,028081</text:p>
          </table:table-cell>
          <table:table-cell table:formula="of:=[.$E$20]*9" office:value-type="float" office:value="0.028125">
            <text:p>0,028125</text:p>
          </table:table-cell>
          <table:table-cell table:formula="of:=IF([.H10]&lt;[.I10];1;0)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string">
            <text:p>0.293450303</text:p>
          </table:table-cell>
          <table:table-cell office:value-type="string">
            <text:p>12.15531937</text:p>
          </table:table-cell>
          <table:table-cell office:value-type="string">
            <text:p>0.00066965</text:p>
          </table:table-cell>
          <table:table-cell office:value-type="float" office:value="0.00066965">
            <text:p>0,000670</text:p>
          </table:table-cell>
          <table:table-cell table:formula="of:=IF([.F11]&lt;0.003125;1;0)" office:value-type="float" office:value="1">
            <text:p>1</text:p>
          </table:table-cell>
          <table:table-cell office:value-type="float" office:value="0.049553846">
            <text:p>0,049554</text:p>
          </table:table-cell>
          <table:table-cell table:formula="of:=[.$E$20]*10" office:value-type="float" office:value="0.03125">
            <text:p>0,031250</text:p>
          </table:table-cell>
          <table:table-cell table:formula="of:=IF([.H11]&lt;[.I11];1;0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5">
            <text:p>125</text:p>
          </table:table-cell>
          <table:table-cell office:value-type="string">
            <text:p>0.171382157</text:p>
          </table:table-cell>
          <table:table-cell office:value-type="string">
            <text:p>3.722060565</text:p>
          </table:table-cell>
          <table:table-cell office:value-type="string">
            <text:p>0.056001352</text:p>
          </table:table-cell>
          <table:table-cell office:value-type="float" office:value="0.056001352">
            <text:p>0,056001</text:p>
          </table:table-cell>
          <table:table-cell table:formula="of:=IF([.F12]&lt;0.003125;1;0)" office:value-type="float" office:value="0">
            <text:p>0</text:p>
          </table:table-cell>
          <table:table-cell office:value-type="float" office:value="0.056001352">
            <text:p>0,056001</text:p>
          </table:table-cell>
          <table:table-cell table:formula="of:=[.$E$20]*11" office:value-type="float" office:value="0.034375">
            <text:p>0,034375</text:p>
          </table:table-cell>
          <table:table-cell table:formula="of:=IF([.H12]&lt;[.I12];1;0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8">
            <text:p>138</text:p>
          </table:table-cell>
          <table:table-cell office:value-type="string">
            <text:p>0.092493241</text:p>
          </table:table-cell>
          <table:table-cell office:value-type="string">
            <text:p>1.17351942</text:p>
          </table:table-cell>
          <table:table-cell office:value-type="string">
            <text:p>0.280596112</text:p>
          </table:table-cell>
          <table:table-cell office:value-type="float" office:value="0.280596112">
            <text:p>0,280596</text:p>
          </table:table-cell>
          <table:table-cell table:formula="of:=IF([.F13]&lt;0.003125;1;0)" office:value-type="float" office:value="0">
            <text:p>0</text:p>
          </table:table-cell>
          <table:table-cell office:value-type="float" office:value="0.056271585">
            <text:p>0,056272</text:p>
          </table:table-cell>
          <table:table-cell table:formula="of:=[.$E$20]*12" office:value-type="float" office:value="0.0375">
            <text:p>0,037500</text:p>
          </table:table-cell>
          <table:table-cell table:formula="of:=IF([.H13]&lt;[.I13];1;0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8">
            <text:p>148</text:p>
          </table:table-cell>
          <table:table-cell office:value-type="string">
            <text:p>0.237749612</text:p>
          </table:table-cell>
          <table:table-cell office:value-type="string">
            <text:p>8.747058631</text:p>
          </table:table-cell>
          <table:table-cell office:value-type="string">
            <text:p>0.003618165</text:p>
          </table:table-cell>
          <table:table-cell office:value-type="float" office:value="0.003618165">
            <text:p>0,003618</text:p>
          </table:table-cell>
          <table:table-cell table:formula="of:=IF([.F14]&lt;0.003125;1;0)" office:value-type="float" office:value="0">
            <text:p>0</text:p>
          </table:table-cell>
          <table:table-cell office:value-type="float" office:value="0.060950716">
            <text:p>0,060951</text:p>
          </table:table-cell>
          <table:table-cell table:formula="of:=[.$E$20]*13" office:value-type="float" office:value="0.040625">
            <text:p>0,040625</text:p>
          </table:table-cell>
          <table:table-cell table:formula="of:=IF([.H14]&lt;[.I14];1;0)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string">
            <text:p>0.290790117</text:p>
          </table:table-cell>
          <table:table-cell office:value-type="string">
            <text:p>9.698803789</text:p>
          </table:table-cell>
          <table:table-cell office:value-type="string">
            <text:p>0.002377014</text:p>
          </table:table-cell>
          <table:table-cell office:value-type="float" office:value="0.002377014">
            <text:p>0,002377</text:p>
          </table:table-cell>
          <table:table-cell table:formula="of:=IF([.F15]&lt;0.003125;1;0)" office:value-type="float" office:value="1">
            <text:p>1</text:p>
          </table:table-cell>
          <table:table-cell office:value-type="float" office:value="0.138285536">
            <text:p>0,138286</text:p>
          </table:table-cell>
          <table:table-cell table:formula="of:=[.$E$20]*14" office:value-type="float" office:value="0.04375">
            <text:p>0,043750</text:p>
          </table:table-cell>
          <table:table-cell table:formula="of:=IF([.H15]&lt;[.I15];1;0)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string">
            <text:p>0.198938193</text:p>
          </table:table-cell>
          <table:table-cell office:value-type="string">
            <text:p>3.955894928</text:p>
          </table:table-cell>
          <table:table-cell office:value-type="string">
            <text:p>0.049553846</text:p>
          </table:table-cell>
          <table:table-cell office:value-type="float" office:value="0.049553846">
            <text:p>0,049554</text:p>
          </table:table-cell>
          <table:table-cell table:formula="of:=IF([.F16]&lt;0.003125;1;0)" office:value-type="float" office:value="0">
            <text:p>0</text:p>
          </table:table-cell>
          <table:table-cell office:value-type="float" office:value="0.141333223">
            <text:p>0,141333</text:p>
          </table:table-cell>
          <table:table-cell table:formula="of:=[.$E$20]*15" office:value-type="float" office:value="0.046875">
            <text:p>0,046875</text:p>
          </table:table-cell>
          <table:table-cell table:formula="of:=IF([.H16]&lt;[.I16];1;0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3">
            <text:p>143</text:p>
          </table:table-cell>
          <table:table-cell office:value-type="string">
            <text:p>0.245614914</text:p>
          </table:table-cell>
          <table:table-cell office:value-type="string">
            <text:p>9.052148865</text:p>
          </table:table-cell>
          <table:table-cell office:value-type="string">
            <text:p>0.003108697</text:p>
          </table:table-cell>
          <table:table-cell office:value-type="float" office:value="0.003108697">
            <text:p>0,003109</text:p>
          </table:table-cell>
          <table:table-cell table:formula="of:=IF([.F17]&lt;0.003125;1;0)" office:value-type="float" office:value="1">
            <text:p>1</text:p>
          </table:table-cell>
          <table:table-cell office:value-type="float" office:value="0.280596112">
            <text:p>0,280596</text:p>
          </table:table-cell>
          <table:table-cell table:formula="of:=[.$E$20]*16" office:value-type="float" office:value="0.05">
            <text:p>0,050000</text:p>
          </table:table-cell>
          <table:table-cell table:formula="of:=IF([.H17]&lt;[.I17];1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2" office:value-type="string">
            <text:p>CORRELATIONS SIGNIFICANT</text:p>
          </table:table-cell>
          <table:table-cell table:style-name="ce4" table:formula="of:=COUNTIF([.E2:.E17];&quot;&lt;0.05&quot;)" office:value-type="float" office:value="10">
            <text:p>10</text:p>
          </table:table-cell>
          <table:table-cell table:style-name="ce2" office:value-type="string">
            <text:p>BONFERONI CONTROL</text:p>
          </table:table-cell>
          <table:table-cell table:style-name="ce4" table:formula="of:=COUNTIF([.E2:.E17];&quot;&lt;0.003125&quot;)" office:value-type="float" office:value="5">
            <text:p>5</text:p>
          </table:table-cell>
          <table:table-cell table:style-name="Default"/>
          <table:table-cell table:style-name="ce9" office:value-type="string">
            <text:p>FDR Correction:</text:p>
          </table:table-cell>
          <table:table-cell table:style-name="ce4" table:formula="of:=SUM([.J2:.J17])" office:value-type="float" office:value="9">
            <text:p>9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2" office:value-type="string">
            <text:p>NB OF TESTS</text:p>
          </table:table-cell>
          <table:table-cell table:style-name="ce5" table:formula="of:=COUNTA([.E2:.E17])" office:value-type="float" office:value="16">
            <text:p>16</text:p>
          </table:table-cell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α (alpha) (0.05/16)</text:p>
          </table:table-cell>
          <table:table-cell table:style-name="ce6" table:formula="of:=0.05/([.E19])" office:value-type="float" office:value="0.003125">
            <text:p>0,003125</text:p>
          </table:table-cell>
          <table:table-cell table:style-name="ce6"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 table:number-columns-repeated="3"/>
          <table:table-cell table:style-name="Default" table:number-columns-repeated="2"/>
          <table:table-cell/>
        </table:table-row>
      </table:table>
      <table:database-ranges>
        <table:database-range table:target-range-address="Feuille1.H2:Feuille1.H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6" number:min-integer-digits="1"/>
    </number:number-style>
    <number:number-style style:name="N5116" number:language="en" number:country="US">
      <number:number number:decimal-places="6" number:min-integer-digits="1"/>
    </number:number-style>
    <number:number-style style:name="N10106" number:language="fr" number:country="FR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10/08/2015</text:date>, <text:time>14:4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8-10T14:40:44.94</dc:date>
    <dc:creator>emmanuel quintin</dc:creator>
    <meta:generator>OpenOffice.org/3.1$Win32 OpenOffice.org_project/310m19$Build-9420</meta:generator>
    <meta:editing-duration>PT02H03M52S</meta:editing-duration>
    <meta:editing-cycles>4</meta:editing-cycles>
    <meta:document-statistic meta:table-count="1" meta:cell-count="178" meta:object-count="0"/>
  </office:meta>
</office:document-meta>
</file>